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ntsimage10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0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0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0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1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1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1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1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1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1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2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7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7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7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8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8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8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8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9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9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9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9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9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0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0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0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0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0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1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1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1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1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7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8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8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8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9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9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9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9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9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0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0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0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0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0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1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1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1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1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1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1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7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7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8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8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8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9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9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9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9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7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7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8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8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8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8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8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8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8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9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9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9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9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9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9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9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9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antsimage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0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0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0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0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0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0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0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1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1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1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1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1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1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1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1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1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8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9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9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9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9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9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9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9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9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0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0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0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0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0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0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0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0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1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1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1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1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1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1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2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8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8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8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8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8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9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29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0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0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0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1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1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1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7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8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8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8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4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8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90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91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92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93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95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96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97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98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fire_antsimage99.jpg</text:p>
          </table:table-cell>
          <table:table-cell office:value-type="string" calcext:value-type="string">
            <text:p>/home/eyan/Desktop/bug_bite/web_scraping/useful/ant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string" calcext:value-type="string">
            <text:p>bed_bugsimage10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0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0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0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0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0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0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0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0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0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1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1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1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1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1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1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1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1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2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8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9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9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9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9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9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9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9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9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0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0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0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0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0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0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1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1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1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1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1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1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2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7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7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7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7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8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8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8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8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8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8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8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9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9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9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9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9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9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0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0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0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0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0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0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1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1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1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1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1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2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7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7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7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8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8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8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9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9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9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9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9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9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9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0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0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0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0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0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1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1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1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1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1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2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6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7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7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7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7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8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8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8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8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8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8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8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8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9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9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9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50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7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7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0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91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92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93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94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95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96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97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98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9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bed_bugsimage9.jpg</text:p>
          </table:table-cell>
          <table:table-cell office:value-type="string" calcext:value-type="string">
            <text:p>/home/eyan/Desktop/bug_bite/web_scraping/useful/bed_bugs</text:p>
          </table:table-cell>
          <table:table-cell office:value-type="string" calcext:value-type="string">
            <text:p>bed_bugs</text:p>
          </table:table-cell>
        </table:table-row>
        <table:table-row table:style-name="ro1">
          <table:table-cell office:value-type="string" calcext:value-type="string">
            <text:p>chiggersimage10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0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0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0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1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1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1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1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1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'chiggersimage119 (2).jpg'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1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2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8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8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9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9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9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9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9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9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0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0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0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0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0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1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1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1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1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1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2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7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7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7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8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9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9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9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31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32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32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36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37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38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39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39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0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1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7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7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7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7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7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8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8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8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8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8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8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9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9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9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9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9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9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9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9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image9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0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0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0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0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1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1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1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1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1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8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8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8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8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9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9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9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9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9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'chiggers_legimage199 (2).jpg'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'chiggers_legimage199 (3).jpg'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9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0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0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0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0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0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0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1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1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1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7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7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9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30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'chiggers_legimage303 (2).jpg'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30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37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39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'chiggers_legimage397 (2).jpg'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'chiggers_legimage397 (3).jpg'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'chiggers_legimage397 (4).jpg'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39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50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7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72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7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75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76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7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7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8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8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8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8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8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90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91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93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94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97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98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9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chiggers_legimage9.jpg</text:p>
          </table:table-cell>
          <table:table-cell office:value-type="string" calcext:value-type="string">
            <text:p>/home/eyan/Desktop/bug_bite/web_scraping/useful/chiggers</text:p>
          </table:table-cell>
          <table:table-cell office:value-type="string" calcext:value-type="string">
            <text:p>chiggers</text:p>
          </table:table-cell>
        </table:table-row>
        <table:table-row table:style-name="ro1">
          <table:table-cell office:value-type="string" calcext:value-type="string">
            <text:p>black_widowimage10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0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0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0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0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0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0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0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0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0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1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2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8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8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black_widowimage99 (2).jp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lack_widowimage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11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17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17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17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18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18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19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20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20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28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29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29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29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31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38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38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39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39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58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58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59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67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brown_recluse_spiderimage7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Captura-de-pantalla-2018-11-15-a-las-14.53.26 (3rd copy).pn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Captura-de-pantalla-2018-11-15-a-las-14.53.26 (4th copy).pn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Captura-de-pantalla-2018-11-15-a-las-14.53.26 (5th copy).pn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Captura-de-pantalla-2018-11-15-a-las-14.53.26 (6th copy).pn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Captura-de-pantalla-2018-11-15-a-las-14.53.26 (7th copy).pn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Captura-de-pantalla-2018-11-15-a-las-14.53.26 (8th copy).pn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Captura-de-pantalla-2018-11-15-a-las-14.53.26 (9th copy).pn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Captura-de-pantalla-2018-11-15-a-las-14.53.26 (another copy).pn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Captura-de-pantalla-2018-11-15-a-las-14.53.26 (copy).pn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Captura-de-pantalla-2018-11-15-a-las-14.53.26.pn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0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0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0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0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1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1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1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8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es_spidersimage183 (3rd copy).jp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es_spidersimage183 (another copy).jp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es_spidersimage183 (copy).jp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8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9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0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0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0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es_spidersimage207 (copy).jp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0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0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1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1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1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7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7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7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8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8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8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8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30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31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36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38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7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8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8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8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8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9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9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9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spidersimage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0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0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0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0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spidersimage16 (copy).jp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2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spidersimage6 (copy).jp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7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spidersimage83 (copy).jp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5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'spidersimage90 (copy).jpg'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90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91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92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93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94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96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97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98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spidersimage9.jpg</text:p>
          </table:table-cell>
          <table:table-cell office:value-type="string" calcext:value-type="string">
            <text:p>/home/eyan/Desktop/bug_bite/web_scraping/useful/spiders</text:p>
          </table:table-cell>
          <table:table-cell office:value-type="string" calcext:value-type="string">
            <text:p>spiders</text:p>
          </table:table-cell>
        </table:table-row>
        <table:table-row table:style-name="ro1">
          <table:table-cell office:value-type="string" calcext:value-type="string">
            <text:p>es_ticksimage10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0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1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1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1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1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2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7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8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9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1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20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21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27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27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27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28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37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39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39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0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0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0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0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0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1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7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8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8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8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8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8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9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49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8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8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8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9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es_ticksimage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0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0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0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0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0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0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0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0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1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1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1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1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1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1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1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2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7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7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7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8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8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8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8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8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8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9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9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9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9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9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9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0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0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0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0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1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1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1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1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7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7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7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7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8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8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8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8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8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9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0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0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0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1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1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1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1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1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7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8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8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8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8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9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9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0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0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0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0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1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1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1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1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1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1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7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7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8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8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8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9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9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9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0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0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0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1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2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5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6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6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6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6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7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7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7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7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7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7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7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7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8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8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8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83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8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85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8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8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8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90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91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92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94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96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97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98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9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ticksimage9.jpg</text:p>
          </table:table-cell>
          <table:table-cell office:value-type="string" calcext:value-type="string">
            <text:p>/home/eyan/Desktop/bug_bite/web_scraping/useful/ticks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string" calcext:value-type="string">
            <text:p>rashimage10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0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0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0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0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0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0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2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8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8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8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8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8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8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9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9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9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9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9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9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9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0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0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0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0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0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0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0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0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0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1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1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1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1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1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1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1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2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7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7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7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8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8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8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8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8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8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8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9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9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9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9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9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9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9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0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0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0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0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0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0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0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1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1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1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1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1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1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1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1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1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1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2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6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6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7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7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7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7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7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7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7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7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8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8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8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8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8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8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8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8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8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8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9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9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9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9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9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9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9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9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0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0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0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0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0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0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0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0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1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1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1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1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1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1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1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1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7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7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7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7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7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7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7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8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8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8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8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8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8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8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8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8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8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9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9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9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9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0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0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0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0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0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0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0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0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1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1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1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1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1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1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1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2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7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8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8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8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8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8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8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8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8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9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9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9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9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9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9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9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0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0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0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0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0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0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1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1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1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1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1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1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1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2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2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2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6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6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7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7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7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7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7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7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7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7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7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8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8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8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8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8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8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8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8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9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9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9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9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9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9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9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9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9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0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0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0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0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0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0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0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0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0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1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11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1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1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1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1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1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8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83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8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8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8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8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8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8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90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92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94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95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96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97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98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9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rashimage9.jpg</text:p>
          </table:table-cell>
          <table:table-cell office:value-type="string" calcext:value-type="string">
            <text:p>/home/eyan/Desktop/bug_bite/web_scraping/useful/rash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goose_bumpimage10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0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0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0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0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0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0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0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0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0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2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8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8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8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8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8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8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8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8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8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9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9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9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9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9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9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9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9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9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1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1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1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1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1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1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1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1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1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1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2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7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7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7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7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7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7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7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7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8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8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8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8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8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8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8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8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8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8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9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9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9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9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9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9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9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9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9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9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0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0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0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0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0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0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0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0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0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0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1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1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1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1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1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1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1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1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2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7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7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7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7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7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7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7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7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7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8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8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8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8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8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8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8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8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8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9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9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9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9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9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9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9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9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9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0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0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0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0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0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0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0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0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1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1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1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1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1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1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1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1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1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2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8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8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8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8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8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8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8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8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9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9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49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0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0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0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1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1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1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7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7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7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7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7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8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8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8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9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9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9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9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9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0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0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0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0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1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1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1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1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7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7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7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8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8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9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9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9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9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9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0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0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0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0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0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0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0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1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1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1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1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1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1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1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2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2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2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2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2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2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2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3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3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3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3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8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8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8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8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8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8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8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8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8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0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1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2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3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4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5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6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7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8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se_bumpimage9.jpg</text:p>
          </table:table-cell>
          <table:table-cell office:value-type="string" calcext:value-type="string">
            <text:p>/home/eyan/Desktop/bug_bite/web_scraping/useful/no_bite</text:p>
          </table:table-cell>
          <table:table-cell office:value-type="string" calcext:value-type="string">
            <text:p>nega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08:38:34.674088594</meta:creation-date>
    <dc:date>2020-05-29T09:26:22.791570226</dc:date>
    <meta:editing-duration>PT47M39S</meta:editing-duration>
    <meta:editing-cycles>17</meta:editing-cycles>
    <meta:generator>LibreOffice/6.4.3.2$Linux_X86_64 LibreOffice_project/40$Build-2</meta:generator>
    <meta:document-statistic meta:table-count="1" meta:cell-count="4203" meta:object-count="0"/>
  </office:meta>
</office:document-meta>
</file>